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6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7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8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9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70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1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2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4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91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2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3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4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2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3" style:family="paragraph" style:parent-style-name="Text_20_body">
      <style:paragraph-properties style:writing-mode="lr-tb"/>
      <style:text-properties officeooo:paragraph-rsid="0054c035"/>
    </style:style>
    <style:style style:name="P104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5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6" style:family="paragraph" style:parent-style-name="Text_20_body" style:list-style-name="L9"/>
    <style:style style:name="P107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19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color="#000000" loext:opacity="100%" fo:font-weight="normal" style:font-weight-asian="normal" style:font-weight-complex="normal"/>
    </style:style>
    <style:style style:name="T134" style:family="text">
      <style:text-properties fo:font-weight="normal" officeooo:rsid="000496ee"/>
    </style:style>
    <style:style style:name="T135" style:family="text">
      <style:text-properties officeooo:rsid="0007906c"/>
    </style:style>
    <style:style style:name="T136" style:family="text">
      <style:text-properties fo:color="#ff0000" loext:opacity="100%" officeooo:rsid="0007906c" style:font-weight-asian="bold" style:font-weight-complex="bold"/>
    </style:style>
    <style:style style:name="T137" style:family="text">
      <style:text-properties fo:color="#000000" loext:opacity="100%" officeooo:rsid="0007906c" style:font-weight-asian="bold" style:font-weight-complex="bold"/>
    </style:style>
    <style:style style:name="T138" style:family="text">
      <style:text-properties officeooo:rsid="000496ee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2" style:family="text">
      <style:text-properties officeooo:rsid="0009e25c"/>
    </style:style>
    <style:style style:name="T143" style:family="text">
      <style:text-properties fo:color="#000000" loext:opacity="100%" officeooo:rsid="000f79a3"/>
    </style:style>
    <style:style style:name="T144" style:family="text">
      <style:text-properties officeooo:rsid="000f79a3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0" style:family="text">
      <style:text-properties fo:color="#000000" loext:opacity="100%" officeooo:rsid="001466b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2" style:family="text">
      <style:text-properties fo:font-weight="bold"/>
    </style:style>
    <style:style style:name="T153" style:family="text">
      <style:text-properties fo:color="#bf0041" loext:opacity="100%" fo:font-weight="bold"/>
    </style:style>
    <style:style style:name="T154" style:family="text">
      <style:text-properties fo:color="#bf0041" loext:opacity="100%" fo:font-weight="bold" officeooo:rsid="0054ec08"/>
    </style:style>
    <style:style style:name="T155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0" style:family="text">
      <style:text-properties style:font-weight-asian="bold" style:font-weight-complex="bold"/>
    </style:style>
    <style:style style:name="T161" style:family="text">
      <style:text-properties fo:color="#00a933" loext:opacity="100%" fo:font-weight="normal" style:font-weight-asian="normal" style:font-weight-complex="normal"/>
    </style:style>
    <style:style style:name="T162" style:family="text">
      <style:text-properties officeooo:rsid="0054c035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6" style:family="text">
      <style:text-properties officeooo:rsid="004e5f86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8" style:family="text">
      <style:text-properties officeooo:rsid="001466bd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1" style:family="text">
      <style:text-properties fo:color="#158466" loext:opacity="100%"/>
    </style:style>
    <style:style style:name="T172" style:family="text">
      <style:text-properties fo:color="#ad1457" loext:opacity="100%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5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9" style:family="text">
      <style:text-properties fo:font-size="15pt" officeooo:rsid="0011f355" style:font-size-asian="15pt" style:font-size-complex="15pt"/>
    </style:style>
    <style:style style:name="T180" style:family="text">
      <style:text-properties fo:font-size="15pt" style:font-size-asian="15pt" style:font-size-complex="15pt"/>
    </style:style>
    <style:style style:name="T181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<text:tab/> <text:s text:c="6"/><text:span text:style-name="T14"><text:s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18">___________________________________________________________________________________________</text:span><text:span text:style-name="T119">__________________</text:span></text:p>
      <text:p text:style-name="P58"><text:span text:style-name="T26">$</text:span> <text:span text:style-name="T36">mkdir</text:span> <text:span text:style-name="T14">folder</text:span><text:span text:style-name="T120">_</text:span><text:span text:style-name="T14">name<text:tab/></text:span></text:p>
      <text:p text:style-name="P58">$ <text:span text:style-name="T36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59"><text:span text:style-name="T124">$</text:span> <text:span text:style-name="T36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0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1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2"><text:span text:style-name="T114"/></text:p>
      <text:p text:style-name="P63"><text:span text:style-name="T130">$</text:span> nautilus  <text:span text:style-name="T14">path/path/path</text:span></text:p>
      <text:p text:style-name="P64"><text:span text:style-name="T130">$</text:span> nautilus  <text:span text:style-name="T14">.</text:span></text:p>
      <text:p text:style-name="P63"/>
      <text:p text:style-name="P63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5"><text:span text:style-name="T132"/></text:p>
      <text:p text:style-name="P66">$ <text:span text:style-name="T133">command1</text:span><text:span text:style-name="T99"> | </text:span><text:span text:style-name="T133">command2</text:span><text:span text:style-name="T99"> | </text:span><text:span text:style-name="T133">command3</text:span><text:span text:style-name="T26"> <text:s/></text:span><text:span text:style-name="T134"><text:tab/><text:tab/><text:tab/></text:span><text:span text:style-name="T126">vs<text:tab/><text:tab/><text:tab/> <text:s text:c="8"/></text:span>$ <text:span text:style-name="T99">command1</text:span></text:p>
      <text:p text:style-name="P67"><text:span text:style-name="T128"><text:tab/><text:tab/><text:tab/><text:tab/><text:tab/><text:tab/><text:tab/><text:tab/><text:tab/><text:tab/><text:tab/><text:tab/><text:tab/>$ </text:span>command<text:span text:style-name="T135">2</text:span></text:p>
      <text:p text:style-name="P67"><text:span text:style-name="T136"><text:tab/><text:tab/><text:tab/><text:tab/><text:tab/><text:tab/><text:tab/><text:tab/><text:tab/><text:tab/><text:tab/><text:tab/><text:tab/>$ </text:span><text:span text:style-name="T137">command3</text:span><text:span text:style-name="T138"> </text:span></text:p>
      <text:p text:style-name="P68"/>
      <text:p text:style-name="P68"/>
      <text:p text:style-name="P69"><text:span text:style-name="Strong_20_Emphasis"><text:span text:style-name="T48">Run command 2 if command 1 succeeds</text:span></text:span><text:span text:style-name="T48">:</text:span></text:p>
      <text:p text:style-name="P70"><text:span text:style-name="Source_20_Text"><text:span text:style-name="T48">command1 &amp;&amp; command2</text:span></text:span></text:p>
      <text:list text:style-name="L2">
        <text:list-item>
          <text:p text:style-name="P71"><text:span text:style-name="Strong_20_Emphasis"><text:span text:style-name="T48">Run command 2 if command 1 fails</text:span></text:span><text:span text:style-name="T48">:</text:span></text:p>
        </text:list-item>
      </text:list>
      <text:p text:style-name="P70"><text:span text:style-name="Source_20_Text"><text:span text:style-name="T48">command1 || command2</text:span></text:span></text:p>
      <text:list text:style-name="L3">
        <text:list-item>
          <text:p text:style-name="P72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3"><text:span text:style-name="Source_20_Text"><text:span text:style-name="T48">command1; command2</text:span></text:span></text:p>
      <text:p text:style-name="P69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4">You can use it for filtering, transforming, sorting, and processing data in real-time.</text:p>
        </text:list-item>
      </text:list>
      <text:p text:style-name="P68"/>
      <text:p text:style-name="P75"><text:span text:style-name="T139">$</text:span><text:span text:style-name="T132"> </text:span><text:span text:style-name="T140">tldr command <text:s/># eg. tldr tldr or tlder man </text:span></text:p>
      <text:p text:style-name="P75"><text:span text:style-name="T130">$</text:span> man command</text:p>
      <text:p text:style-name="P75"><text:span text:style-name="T139">$</text:span><text:span text:style-name="T132"> </text:span><text:span text:style-name="T141">cat</text:span></text:p>
      <text:p text:style-name="P76"><text:span text:style-name="T130">$</text:span> <text:span text:style-name="T142">wget</text:span></text:p>
      <text:p text:style-name="P77">$<text:span text:style-name="T99"> </text:span><text:span text:style-name="T143">cp</text:span></text:p>
      <text:p text:style-name="P78"><text:span text:style-name="T128">$</text:span> <text:span text:style-name="T144">mv</text:span></text:p>
      <text:p text:style-name="P78"><text:span text:style-name="T139">$</text:span><text:span text:style-name="T132"> </text:span><text:span text:style-name="T145">find</text:span></text:p>
      <text:p text:style-name="P79"><text:span text:style-name="T146">$</text:span><text:span text:style-name="T147"> </text:span><text:span text:style-name="T148">chmod</text:span></text:p>
      <text:p text:style-name="P78"><text:span text:style-name="T139">$</text:span><text:span text:style-name="T132"> </text:span><text:span text:style-name="T149">nano</text:span></text:p>
      <text:p text:style-name="P80">$<text:span text:style-name="T99"> </text:span><text:span text:style-name="T150">nautilus</text:span></text:p>
      <text:p text:style-name="P81"><text:span text:style-name="T14"/></text:p>
      <text:p text:style-name="P82"><text:span text:style-name="T146">$</text:span><text:span text:style-name="T147"> </text:span><text:span text:style-name="T151">wc -l</text:span></text:p>
      <text:p text:style-name="P82"><text:span text:style-name="T152"/></text:p>
      <text:p text:style-name="P83"><text:span text:style-name="T139">$</text:span><text:span text:style-name="T132"> </text:span><text:span text:style-name="T149">n</text:span></text:p>
      <text:p text:style-name="P83"><text:span text:style-name="T130">$</text:span> n</text:p>
      <text:p text:style-name="P83"/>
      <text:p text:style-name="P84"/>
      <text:p text:style-name="P84"/>
      <text:p text:style-name="P85"><text:span text:style-name="Source_20_Text"><text:span text:style-name="T105">/tmp</text:span></text:span><text:span text:style-name="T105"> is a </text:span><text:span text:style-name="Strong_20_Emphasis"><text:span text:style-name="T105">temporary directory</text:span></text:span><text:span text:style-name="T105"> in Linux.</text:span></text:p>
      <text:list text:style-name="L5">
        <text:list-item>
          <text:p text:style-name="P86"><text:span text:style-name="T105">It stores files that are deleted </text:span><text:span text:style-name="Strong_20_Emphasis"><text:span text:style-name="T105">automatically after reboot</text:span></text:span><text:span text:style-name="T105"> or sometimes after a few days.</text:span></text:p>
        </text:list-item>
      </text:list>
      <text:p text:style-name="P84"/>
      <text:p text:style-name="P84"/>
      <text:p text:style-name="P87"><text:span text:style-name="Source_20_Text"><text:span text:style-name="T105">/tmp</text:span></text:span><text:span text:style-name="T105"> means: the folder named </text:span><text:span text:style-name="Strong_20_Emphasis"><text:span text:style-name="T105">tmp</text:span></text:span><text:span text:style-name="T105"> inside root (</text:span><text:span text:style-name="Source_20_Text"><text:span text:style-name="T105">/</text:span></text:span><text:span text:style-name="T105"> </text:span></text:p>
      <text:list text:style-name="L6">
        <text:list-item>
          <text:p text:style-name="P88"><text:span text:style-name="Source_20_Text"><text:span text:style-name="T105">tmp/</text:span></text:span><text:span text:style-name="T105"> means: a folder named </text:span><text:span text:style-name="Strong_20_Emphasis"><text:span text:style-name="T105">tmp</text:span></text:span><text:span text:style-name="T105"> inside your </text:span><text:span text:style-name="Strong_20_Emphasis"><text:span text:style-name="T105">current directory</text:span></text:span><text:span text:style-name="T105"><text:line-break/></text:span></text:p>
        </text:list-item>
      </text:list>
      <text:p text:style-name="P89"/>
      <text:p text:style-name="P85"><text:span text:style-name="Source_20_Text"><text:span text:style-name="T105">/opt</text:span></text:span><text:span text:style-name="T105"> = </text:span><text:span text:style-name="Strong_20_Emphasis"><text:span text:style-name="T105">optional application software</text:span></text:span><text:span text:style-name="T105"><text:line-break/>It is part of official Linux Filesystem Hierarchy Standard (FHS .</text:span></text:p>
      <text:h text:style-name="P90" text:outline-level="3">✔ Meaning:</text:h>
      <text:p text:style-name="P91"><text:span text:style-name="Source_20_Text"><text:span text:style-name="T105">opt</text:span></text:span><text:span text:style-name="T105"> = </text:span><text:span text:style-name="Strong_20_Emphasis"><text:span text:style-name="T105">optional</text:span></text:span><text:span text:style-name="T105"><text:line-break/>This folder is used for applications that </text:span><text:span text:style-name="Strong_20_Emphasis"><text:span text:style-name="T105">are not part of the OS</text:span></text:span><text:span text:style-name="T105"> — custom software, third-party tools, your own scripts, etc.</text:span></text:p>
      <text:h text:style-name="P92" text:outline-level="3"><text:span text:style-name="T105">✔ Why use </text:span><text:span text:style-name="Source_20_Text"><text:span text:style-name="T105">/opt</text:span></text:span><text:span text:style-name="T105">?</text:span></text:h>
      <text:p text:style-name="P32">Because it is:</text:p>
      <text:list text:style-name="L7">
        <text:list-item>
          <text:p text:style-name="P93"><text:span text:style-name="Strong_20_Emphasis"><text:span text:style-name="T105">Persistent</text:span></text:span><text:span text:style-name="T105"> (does NOT delete on reboot </text:span></text:p>
        </text:list-item>
        <text:list-item>
          <text:p text:style-name="P93"><text:span text:style-name="Strong_20_Emphasis"><text:span text:style-name="T105">Clean</text:span></text:span><text:span text:style-name="T105"> (keeps your custom apps separate from system files </text:span></text:p>
        </text:list-item>
        <text:list-item>
          <text:p text:style-name="P93"><text:span text:style-name="Strong_20_Emphasis"><text:span text:style-name="T105">Standard</text:span></text:span><text:span text:style-name="T105"> across Ubuntu/Kali/other Linux distros</text:span></text:p>
        </text:list-item>
        <text:list-item>
          <text:p text:style-name="P93"><text:span text:style-name="T105">Good for </text:span><text:span text:style-name="Strong_20_Emphasis"><text:span text:style-name="T105">manual installations</text:span></text:span><text:span text:style-name="T105"> (vs </text:span><text:span text:style-name="Source_20_Text"><text:span text:style-name="T105">/usr/bin</text:span></text:span><text:span text:style-name="T105"> which is for package-managed software </text:span></text:p>
        </text:list-item>
      </text:list>
      <text:h text:style-name="P90" text:outline-level="3">✔ Example:</text:h>
      <text:list text:style-name="L8">
        <text:list-item>
          <text:p text:style-name="P94"><text:span text:style-name="T105">Google Chrome installs in </text:span><text:span text:style-name="Source_20_Text"><text:span text:style-name="T105">/opt/google/</text:span></text:span></text:p>
        </text:list-item>
        <text:list-item>
          <text:p text:style-name="P94"><text:span text:style-name="T105">Android Studio installs in </text:span><text:span text:style-name="Source_20_Text"><text:span text:style-name="T105">/opt/android-studio/</text:span></text:span></text:p>
        </text:list-item>
        <text:list-item>
          <text:p text:style-name="P94"><text:span text:style-name="T105">You can keep your custom tools in </text:span><text:span text:style-name="Source_20_Text"><text:span text:style-name="T105">/opt/mytools/</text:span></text:span></text:p>
        </text:list-item>
      </text:list>
      <text:p text:style-name="P95"/>
      <text:p text:style-name="P95"/>
      <text:p text:style-name="P96"><text:span text:style-name="T153">___________________________</text:span><text:span text:style-name="T154">_________________ Development Purpose ___________</text:span><text:span text:style-name="T153">__________________________________</text:span></text:p>
      <text:p text:style-name="P97"><text:span text:style-name="T38">$</text:span><text:span text:style-name="T15"> </text:span><text:span text:style-name="T155">nvm ls</text:span><text:span text:style-name="T156">   </text:span><text:span text:style-name="T15"> </text:span><text:span text:style-name="T15">         </text:span></text:p>
      <text:p text:style-name="P96"><text:span text:style-name="T40">$ </text:span><text:span text:style-name="T157">nvm use 20.17.0 <text:s text:c="17"/></text:span><text:span text:style-name="T158">#</text:span><text:span text:style-name="T159"> </text:span><text:span text:style-name="T158">Find out which versions of Node.js you may have installed and which one of those you're currently using</text:span></text:p>
      <text:p text:style-name="P98"><text:span text:style-name="T39">$</text:span><text:span text:style-name="T160"> </text:span><text:span text:style-name="T161">npm install –legacy-peer-deps</text:span></text:p>
      <text:p text:style-name="P99">_________________________<text:span text:style-name="T162">_________________________</text:span> <text:span text:style-name="T162">Swap <text:s/>_____________________</text:span>________________________________</text:p>
      <text:p text:style-name="P82"><text:span text:style-name="T163">$ </text:span><text:span text:style-name="T157">sudo swapoff -a</text:span><text:span text:style-name="T163"> </text:span><text:span text:style-name="T164">                                                                                           <text:tab/><text:tab/><text:tab/><text:tab/><text:tab/><text:tab/><text:tab/> <text:s text:c="6"/></text:span><text:span text:style-name="T165"># swap memory off</text:span></text:p>
      <text:p text:style-name="P100">_______________________________<text:span text:style-name="T166">______</text:span> 🔑 Unlocking Your WD Passport Drive <text:s/>_________________________________<text:span text:style-name="T9">____</text:span></text:p>
      <text:p text:style-name="P101"><text:span text:style-name="T167">$</text:span><text:span text:style-name="T168"> </text:span>sudo apt update <text:s/><text:tab/><text:tab/><text:tab/></text:p>
      <text:p text:style-name="P101"><text:span text:style-name="T167">$</text:span><text:span text:style-name="T169"> </text:span>sudo apt install -y python3-pip git</text:p>
      <text:p text:style-name="P101"><text:span text:style-name="T167">$</text:span><text:span text:style-name="T169"> </text:span>sudo pip3 install pyudev git+https://github.com/crypto-universe/py_sg –break-system-packages</text:p>
      <text:p text:style-name="P102"><text:span text:style-name="T38">$</text:span><text:span text:style-name="T170"> </text:span><text:span text:style-name="T171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102"><text:span text:style-name="T38">$</text:span><text:span text:style-name="T170"> </text:span><text:span text:style-name="T171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68">will vanish when rebooted</text:span></text:p>
      <text:p text:style-name="P102"><text:span text:style-name="T38">$</text:span><text:span text:style-name="T170"> </text:span><text:span text:style-name="T171">wget https://raw.githubusercontent.com/0-duke/wdpassport-utils/master/wdpassport-utils.py -O wdpassport-utils.py</text:span><text:span text:style-name="T172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102"><text:span text:style-name="T38">$</text:span><text:span text:style-name="T170"> </text:span><text:span text:style-name="T171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3"><text:span text:style-name="T173">$</text:span><text:span text:style-name="T174"> </text:span><text:span text:style-name="T175">sudo python3 /tmp/wdpassport-utils.py -u -d /dev/</text:span><text:span text:style-name="T176">sdx*</text:span><text:span text:style-name="T177"><text:tab/> <text:s text:c="11"/></text:span><text:span text:style-name="T173">#</text:span><text:span text:style-name="T14">🔓</text:span><text:span text:style-name="T177">Unlock your WD Passport drive (replace sdx* with actual device </text:span></text:p>
      <text:h text:style-name="P104" text:outline-level="2">Flags Used</text:h>
      <text:list text:style-name="L9">
        <text:list-item>
          <text:p text:style-name="P105"><text:span text:style-name="Strong_20_Emphasis"><text:span text:style-name="Source_20_Text">-u</text:span></text:span> <text:s text:c="25"/>→ Unlock the drive 🔓</text:p>
        </text:list-item>
        <text:list-item>
          <text:p text:style-name="P105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6"><text:span text:style-name="T178">+x</text:span><text:span text:style-name="T179"> <text:s text:c="25"/>→ </text:span><text:span text:style-name="T180">add execute permission ⚙️</text:span></text:p>
        </text:list-item>
      </text:list>
      <text:p text:style-name="P107"/>
      <text:p text:style-name="P108">_______________________________<text:span text:style-name="T166">_____</text:span>___<text:span text:style-name="T166">_____</text:span> Fan Mode Commands <text:s/>_________________________________<text:span text:style-name="T9">___________</text:span></text:p>
      <text:p text:style-name="P108"/>
      <text:p text:style-name="P109">0 -&gt; Super Silent Mode 🔇</text:p>
      <text:p text:style-name="P109">1 -&gt; Standard Mode ⚙️</text:p>
      <text:p text:style-name="P109">2 -&gt; Dust Cleaning 🧹</text:p>
      <text:p text:style-name="P109">4 -&gt; Efficient Thermal Dissipation Mode 🌡️</text:p>
      <text:p text:style-name="P110"/>
      <text:p text:style-name="P111"><text:span text:style-name="T181">$</text:span><text:span text:style-name="T166"> </text:span>echo 0 | sudo tee /sys/bus/platform/drivers/ideapad_acpi/VPC2004:00/fan_mode</text:p>
      <text:p text:style-name="P112"><text:span text:style-name="T181">$</text:span><text:span text:style-name="T166"> </text:span>echo <text:span text:style-name="T166">1</text:span> | sudo tee /sys/bus/platform/drivers/ideapad_acpi/VPC2004:00/fan_mode</text:p>
      <text:p text:style-name="P112"><text:span text:style-name="T181">$</text:span><text:span text:style-name="T166"> </text:span>echo <text:span text:style-name="T166">2</text:span> | sudo tee /sys/bus/platform/drivers/ideapad_acpi/VPC2004:00/fan_mode</text:p>
      <text:p text:style-name="P112"><text:span text:style-name="T181">$</text:span><text:span text:style-name="T166"> </text:span>echo <text:span text:style-name="T166">4</text:span> | sudo tee /sys/bus/platform/drivers/ideapad_acpi/VPC2004:00/fan_mode</text:p>
      <text:p text:style-name="P112"/>
      <text:p text:style-name="P112"/>
      <text:p text:style-name="P112"/>
      <text:p text:style-name="P113">____________________________________________________________________________________________________________</text:p>
      <text:p text:style-name="P114"># used to broadcast important notifications or announcements to all users currently logged into the system.</text:p>
      <text:p text:style-name="P96"><text:span text:style-name="T164">$ wall "we will be going down for maintenance for one hour sharply at 03:30 pm"</text:span></text:p>
      <text:p text:style-name="P114">#combines the functionality of both the ‘uptime‘ and ‘who‘ commands,</text:p>
      <text:p text:style-name="P115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19:31:43.644499351</dc:date>
    <meta:editing-duration>PT23H41M42S</meta:editing-duration>
    <meta:editing-cycles>46</meta:editing-cycles>
    <meta:generator>LibreOffice/25.2.6.2$Linux_X86_64 LibreOffice_project/40d1a0e1d5bdf1afaeae24d9ece32bbb00fa66a4</meta:generator>
    <meta:document-statistic meta:table-count="2" meta:image-count="0" meta:object-count="0" meta:page-count="1" meta:paragraph-count="188" meta:word-count="1206" meta:character-count="10321" meta:non-whitespace-character-count="7637"/>
  </office:meta>
</office:document-meta>
</file>